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8ad7" officeooo:paragraph-rsid="000c8ad7"/>
    </style:style>
    <style:style style:name="P2" style:family="paragraph" style:parent-style-name="Standard">
      <style:text-properties officeooo:rsid="000d984d" officeooo:paragraph-rsid="000d98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 ajoute un id dans la fichier csv en python en incrémentant de 1 à chaque nouveau document. </text:p>
      <text:p text:style-name="P1"/>
      <text:p text:style-name="P1">On ajoute le fichier csv aux fichiers exemple solr</text:p>
      <text:p text:style-name="P1"/>
      <text:p text:style-name="P1">On créé une collection MarvelDC en solr grâce à la commande suivante :</text:p>
      <text:p text:style-name="P1">./solr create -c MarvelDC</text:p>
      <text:p text:style-name="P1"/>
      <text:p text:style-name="P1">On indexe les documents à la collection :</text:p>
      <text:p text:style-name="P1">java -Dtype=text/csv -Dcommit=yes -Dc=MarvelDC -jar post.jar marvel_dc_data.csv</text:p>
      <text:p text:style-name="P1"/>
      <text:p text:style-name="P2">Schéma d’indexation :</text:p>
      <text:p text:style-name="P2"><text:s text:c="2"/>&lt;field name="align" type="text_general" multiValued="false" indexed="true" stored="true"/&gt;</text:p>
      <text:p text:style-name="P2"><text:s text:c="2"/>&lt;field name="alive" type="booleans" multiValued="false" indexed="true" stored="true"/&gt;</text:p>
      <text:p text:style-name="P2"><text:s text:c="2"/>&lt;field name="appearances" type="plongs" multiValued="false" indexed="true" stored="true"/&gt;</text:p>
      <text:p text:style-name="P2"><text:s text:c="2"/>&lt;field name="eye" type="text_general" multiValued="false" indexed="true" stored="true"/&gt;</text:p>
      <text:p text:style-name="P2"><text:s text:c="2"/>&lt;field name="genre" type="text_general" multiValued="false" indexed="true" stored="true"/&gt;</text:p>
      <text:p text:style-name="P2"><text:s text:c="2"/>&lt;field name="gsm" type="text_general" multiValued="false" indexed="true" stored="true"/&gt;</text:p>
      <text:p text:style-name="P2"><text:s text:c="2"/>&lt;field name="hair" type="text_general" multiValued="false" indexed="true" stored="true"/&gt;</text:p>
      <text:p text:style-name="P2"><text:s text:c="2"/>&lt;field name="id" type="string" multiValued="false" indexed="true" required="true" stored="true"/&gt;</text:p>
      <text:p text:style-name="P2"><text:s text:c="2"/>&lt;field name="name" type="text_general" multiValued="false" indexed="true" stored="true"/&gt;</text:p>
      <text:p text:style-name="P2"><text:s text:c="2"/>&lt;field name="page_id" type="pint" multiValued="false" indexed="true" stored="true"/&gt;</text:p>
      <text:p text:style-name="P2"><text:s text:c="2"/>&lt;field name="secrecy" type="text_general" multiValued="false" indexed="true" stored="true"/&gt;</text:p>
      <text:p text:style-name="P2"><text:s text:c="2"/>&lt;field name="sex" type="text_general" multiValued="false" indexed="true" stored="true"/&gt;</text:p>
      <text:p text:style-name="P2"><text:s text:c="2"/>&lt;field name="urlslug" type="text_general" multiValued="false" indexed="true" stored="true"/&gt;</text:p>
      <text:p text:style-name="P2"><text:s text:c="2"/>&lt;field name="year" type="pint" multiValued="false" indexed="true" stored="true"/&gt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4T10:48:13.785596634</meta:creation-date>
    <dc:date>2021-11-14T16:48:05.883782504</dc:date>
    <meta:editing-duration>PT5H27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21" meta:word-count="147" meta:character-count="1652" meta:non-whitespace-character-count="1497"/>
  </office:meta>
</office:document-meta>
</file>